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25"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20">Décision d’attribution d'une contribution de l'Etat à la réduction des primes dans l'assurance‑maladie pour l'année %=RELATIV1=%</text:p>
      <text:p text:style-name="P21"/>
      <text:p text:style-name="P16"/>
      <text:p text:style-name="P16">%=TITRE=%,</text:p>
      <text:p text:style-name="P16"/>
      <text:p text:style-name="P16">Conformément à la demande du Service de l'action sociale en date du %=DRED=%, et étant donné que vous êtes au bénéfice d'une (de) prestation(s) de l'aide sociale, nous avons le plaisir de vous annoncer que nous pouvons vous allouer au maximum la(les) contribution(s) mensuelle(s) suivantes(s), correspondant au montant de la prime moyenne %=RELATIV1=% de tous les assureurs reconnus dans le canton du Jura :</text:p>
      <text:p text:style-name="P16">%#include AM_SUBSIDES4#%</text:p>
      <text:p text:style-name="P16"/>
      <text:p text:style-name="P16">%#include AM_INFO2#%</text:p>
      <text:p text:style-name="P16">%#include AM_SIGNATURES#%</text:p>
      <text:p text:style-name="P2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as7</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5-10T14:28:17.22</dc:date>
    <meta:print-date>2003-09-10T06:53:00</meta:print-date>
    <meta:editing-cycles>118</meta:editing-cycles>
    <meta:editing-duration>PT7H8M</meta:editing-duration>
    <meta:document-statistic meta:table-count="0" meta:image-count="2" meta:object-count="0" meta:page-count="2" meta:paragraph-count="34" meta:word-count="299" meta:character-count="2168"/>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